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654" officeooo:paragraph-rsid="00057654"/>
    </style:style>
    <style:style style:name="P2" style:family="paragraph" style:parent-style-name="Standard">
      <style:paragraph-properties fo:text-align="end" style:justify-single-word="false"/>
      <style:text-properties officeooo:rsid="00057654" officeooo:paragraph-rsid="00057654"/>
    </style:style>
    <style:style style:name="P3" style:family="paragraph" style:parent-style-name="Standard" style:list-style-name="L4">
      <style:text-properties officeooo:rsid="00057654" officeooo:paragraph-rsid="00057654"/>
    </style:style>
    <style:style style:name="P4" style:family="paragraph" style:parent-style-name="Standard" style:list-style-name="L6">
      <style:text-properties officeooo:rsid="00057654" officeooo:paragraph-rsid="00057654"/>
    </style:style>
    <style:style style:name="P5" style:family="paragraph" style:parent-style-name="Standard" style:list-style-name="L7">
      <style:text-properties officeooo:rsid="00057654" officeooo:paragraph-rsid="00057654"/>
    </style:style>
    <style:style style:name="P6" style:family="paragraph" style:parent-style-name="Standard" style:list-style-name="L8">
      <style:text-properties officeooo:rsid="00057654" officeooo:paragraph-rsid="00057654"/>
    </style:style>
    <style:style style:name="P7" style:family="paragraph" style:parent-style-name="Standard" style:list-style-name="L4">
      <style:text-properties officeooo:paragraph-rsid="00057654"/>
    </style:style>
    <style:style style:name="P8" style:family="paragraph" style:parent-style-name="Standard" style:list-style-name="L6">
      <style:text-properties officeooo:paragraph-rsid="00057654"/>
    </style:style>
    <style:style style:name="P9" style:family="paragraph" style:parent-style-name="Standard" style:list-style-name="L7">
      <style:text-properties officeooo:paragraph-rsid="00057654"/>
    </style:style>
    <style:style style:name="T1" style:family="text">
      <style:text-properties officeooo:rsid="000576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ril 3, 2018</text:p>
      <text:p text:style-name="P1">sendToRobot.sh</text:p>
      <text:p text:style-name="P1">Developed by Andrew Sucato</text:p>
      <text:p text:style-name="P1">Usage: send filename</text:p>
      <text:p text:style-name="P1"/>
      <text:p text:style-name="P1">Overview</text:p>
      <text:p text:style-name="P1"><text:tab/>This program sends a compiled version of the file specified to the corresponding location on the robot.</text:p>
      <text:p text:style-name="P1">The specified file will compile on your computer, then use SCP to transfer it to the robot.</text:p>
      <text:p text:style-name="P1"/>
      <text:p text:style-name="P1">Installation instructions:</text:p>
      <text:list xml:id="list8998556408941516552" text:style-name="L4">
        <text:list-item>
          <text:p text:style-name="P3">Create a folder named bin in home directory</text:p>
        </text:list-item>
        <text:list-item>
          <text:p text:style-name="P3">Download and save “sendToRobot.sh” in bin</text:p>
        </text:list-item>
        <text:list-item>
          <text:p text:style-name="P3">In bin directory, type “chmod +x sendToRobot.sh” to make executable</text:p>
        </text:list-item>
        <text:list-item>
          <text:p text:style-name="P3">From home directory, type “vim .bash_aliases” to open file where aliases are stored</text:p>
          <text:list>
            <text:list-item>
              <text:p text:style-name="P7"><text:span text:style-name="T1">Press ‘I’ to insert text</text:span></text:p>
            </text:list-item>
            <text:list-item>
              <text:p text:style-name="P3">Type “ alias send=’sendToRobot.sh’ ”</text:p>
            </text:list-item>
            <text:list-item>
              <text:p text:style-name="P3">To save and close, press esc, then “:wq”</text:p>
            </text:list-item>
          </text:list>
        </text:list-item>
        <text:list-item>
          <text:p text:style-name="P3">From home directory, “vim .bashrc”</text:p>
        </text:list-item>
        <text:list-item>
          <text:p text:style-name="P3">At the end of the file, add “PATH=$PATH:~/bin/”</text:p>
        </text:list-item>
        <text:list-item>
          <text:p text:style-name="P3">Run “source .bashrc” to update aliases</text:p>
        </text:list-item>
        <text:list-item>
          <text:p text:style-name="P3"/>
        </text:list-item>
      </text:list>
      <text:p text:style-name="P1">To set up SSH key (optional):</text:p>
      <text:p text:style-name="P1"><text:tab/>If you do not have an SSH key</text:p>
      <text:list xml:id="list3810790890065561761" text:style-name="L6">
        <text:list-item>
          <text:p text:style-name="P8"><text:span text:style-name="T1">From home directory, run “ssh-keygen -t rsa”</text:span></text:p>
        </text:list-item>
        <text:list-item>
          <text:p text:style-name="P4">Press enter when asked where you want to save the key (this will use default location)</text:p>
        </text:list-item>
        <text:list-item>
          <text:p text:style-name="P4">Enter a passphrase for your key</text:p>
        </text:list-item>
        <text:list-item>
          <text:p text:style-name="P4">Now follow the instructions for if you already have a SSH key</text:p>
          <text:p text:style-name="P4"/>
        </text:list-item>
      </text:list>
      <text:p text:style-name="P1"><text:tab/>If you already have a SSH key (ex. For git)</text:p>
      <text:list xml:id="list6411616697667918705" text:style-name="L7">
        <text:list-item>
          <text:p text:style-name="P9"><text:span text:style-name="T1">From home directory, “cat .ssh/id_rsa.pub”</text:span></text:p>
        </text:list-item>
        <text:list-item>
          <text:p text:style-name="P5">Copy entire public key, starting with ssh and ending with email address</text:p>
        </text:list-item>
        <text:list-item>
          <text:p text:style-name="P5">SSH into robot</text:p>
        </text:list-item>
        <text:list-item>
          <text:p text:style-name="P5">From home directory, “cd .ssh”</text:p>
        </text:list-item>
        <text:list-item>
          <text:p text:style-name="P5">Run “vim authorized_keys”</text:p>
        </text:list-item>
        <text:list-item>
          <text:p text:style-name="P5">Add your SSH key to the end of the file</text:p>
          <text:p text:style-name="P5"/>
        </text:list-item>
      </text:list>
      <text:p text:style-name="P1">Behavior expectations</text:p>
      <text:list xml:id="list3452706483539142182" text:style-name="L8">
        <text:list-item>
          <text:p text:style-name="P6">Should send usage message if no file specified or file does not exist</text:p>
        </text:list-item>
        <text:list-item>
          <text:p text:style-name="P6">Should send error message if CMake fails</text:p>
        </text:list-item>
        <text:list-item>
          <text:p text:style-name="P6">Should send error message if SCP transfer fails</text:p>
        </text:list-item>
        <text:list-item>
          <text:p text:style-name="P6">Error messages should be red</text:p>
        </text:list-item>
        <text:list-item>
          <text:p text:style-name="P6">If successful, a message should be displayed saying the file was sent successfully (in green)</text:p>
        </text:list-item>
        <text:list-item>
          <text:p text:style-name="P6">Should play success sound if successful and error sound if error (except incorrect usage)</text:p>
        </text:list-item>
      </text:list>
      <text:p text:style-name="P1"/>
      <text:p text:style-name="P1">Disclaimer: By using this product, you agree that you are solely responsible for any changes made to the rob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7:31:06.439493973</meta:creation-date>
    <dc:date>2018-04-15T17:37:04.479357827</dc:date>
    <meta:editing-duration>P0D</meta:editing-duration>
    <meta:editing-cycles>1</meta:editing-cycles>
    <meta:document-statistic meta:table-count="0" meta:image-count="0" meta:object-count="0" meta:page-count="1" meta:paragraph-count="40" meta:word-count="335" meta:character-count="1884" meta:non-whitespace-character-count="1575"/>
    <meta:generator>LibreOffice/4.2.8.2$Linux_X86_64 LibreOffice_project/420m0$Build-2</meta:generator>
  </office:meta>
</office:document-meta>
</file>